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Verdana1"/>
    </style:style>
    <style:style style:name="T4" style:family="text">
      <style:text-properties style:font-name="Verdana1" fo:font-size="14pt"/>
    </style:style>
    <style:style style:name="T5" style:family="text">
      <style:text-properties style:font-name="Verdana1" fo:font-size="14pt" fo:font-style="italic"/>
    </style:style>
    <style:style style:name="T6" style:family="text">
      <style:text-properties fo:font-size="14pt"/>
    </style:style>
    <style:style style:name="T7" style:family="text">
      <style:text-properties fo:font-size="14pt" style:text-underline-style="solid" style:text-underline-width="auto" style:text-underline-color="font-color" fo:font-weight="bold"/>
    </style:style>
    <style:style style:name="T8" style:family="text">
      <style:text-properties style:text-underline-style="solid" style:text-underline-width="auto" style:text-underline-color="font-color" fo:font-weight="bold"/>
    </style:style>
    <style:style style:name="T9" style:family="text">
      <style:text-properties fo:font-size="7pt"/>
    </style:style>
    <style:style style:name="T10" style:family="text">
      <style:text-properties fo:font-size="18pt"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Beef &amp; Rice Chile Relleno Casserole</text:span><text:line-break/></text:p>
      <text:p text:style-name="Standard"/>
      <text:p text:style-name="Standard">The inspiration for this recipe came from one of my favorite casserole recipes, chile relleno casserole. I added rice and hamburger to it and it was really good! My family enjoyed it very much. I served refried beans and a salad with it. </text:p>
      <text:p text:style-name="Standard"><text:bookmark text:name="aswift_0_expand"/><text:bookmark text:name="aswift_0_anchor"/><text:line-break/><text:span text:style-name="T2">Beef &amp; Rice Chile Relleno Casserole</text:span><text:line-break/><text:line-break/>1 lb hamburger<text:line-break/>½ onion, chopped<text:line-break/>2 – 7oz cans chopped green chilies<text:line-break/>5 cups cooked brown rice<text:line-break/>3 to 4 cups shredded cheddar cheese<text:line-break/>1 cup milk<text:line-break/>2T whole wheat flour<text:line-break/>4 eggs<text:line-break/>½ t salt<text:line-break/><text:line-break/>In a large frying pan cook hamburger and onion until meat is no longer pink and onions are soft. Add the chopped green chilies and brown rice. Stir to combine ingredients. Spoon hamburger rice mixture into a 9x13 pan that has been sprayed with non-stick spray. Sprinkle grated cheese over the top.<text:line-break/><text:line-break/>In a bowl combine with a wire whip the milk, flour, eggs &amp; salt. Pour this mixture over the casserole. Bake at 325 for 45 minutes. </text:p>
      <text:p text:style-name="Standard"><text:line-break/><text:line-break/>Enjoy!!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38:04.88</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4" meta:word-count="172" meta:character-count="931"/>
  </office:meta>
</office:document-meta>
</file>